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6cm"/>
    </style:style>
    <style:style style:name="co3" style:family="table-column">
      <style:table-column-properties fo:break-before="auto" style:column-width="3.6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2017_18" table:style-name="ta1" table:print="false">
        <table:table-column table:style-name="co1" table:number-columns-repeated="8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1011" table:default-cell-style-name="ce3"/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1"/>
          <table:table-cell table:number-columns-repeated="1019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2"/>
          <table:table-cell table:number-columns-repeated="1019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19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1"/>
          <table:table-cell table:number-columns-repeated="1019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1"/>
          <table:table-cell table:number-columns-repeated="1019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2"/>
          <table:table-cell table:number-columns-repeated="1019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19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17"/>
        </table:table-row>
        <table:table-row table:style-name="ro2"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1" office:value-type="string">
            <text:p>Huddersfield Town</text:p>
          </table:table-cell>
          <table:table-cell table:number-columns-repeated="1015"/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>
            <text:p>Manchester United</text:p>
          </table:table-cell>
          <table:table-cell table:number-columns-repeated="1015"/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2" office:value-type="string">
            <text:p>Brighton &amp; Hove Albion</text:p>
          </table:table-cell>
          <table:table-cell table:number-columns-repeated="1015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2" office:value-type="string">
            <text:p>Coventry City</text:p>
          </table:table-cell>
          <table:table-cell table:number-columns-repeated="1015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1" office:value-type="string">
            <text:p>Swansea City</text:p>
          </table:table-cell>
          <table:table-cell table:number-columns-repeated="1015"/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>
            <text:p>Sheffield Wednesday</text:p>
          </table:table-cell>
          <table:table-cell table:number-columns-repeated="1015"/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2" office:value-type="string">
            <text:p>AFC Rochdale</text:p>
          </table:table-cell>
          <table:table-cell/>
          <table:table-cell table:style-name="ce1" office:value-type="string">
            <text:p>Manchester United</text:p>
          </table:table-cell>
          <table:table-cell table:number-columns-repeated="1013"/>
        </table:table-row>
        <table:table-row table:style-name="ro2"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2" office:value-type="string">
            <text:p>Tottenham Hotspur</text:p>
          </table:table-cell>
          <table:table-cell/>
          <table:table-cell table:style-name="ce1" office:value-type="string">
            <text:p>Brighton &amp; Hove Albion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1"/>
          <table:table-cell/>
          <table:table-cell table:style-name="ce2" office:value-type="string">
            <text:p>Swansea City</text:p>
          </table:table-cell>
          <table:table-cell/>
          <table:table-cell table:style-name="ce1" office:value-type="string">
            <text:p>Manchester United</text:p>
          </table:table-cell>
          <table:table-cell table:number-columns-repeated="1011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/>
          <table:table-cell/>
          <table:table-cell table:style-name="ce2" office:value-type="string">
            <text:p>Tottneham Hotspur</text:p>
          </table:table-cell>
          <table:table-cell/>
          <table:table-cell table:style-name="ce1" office:value-type="string">
            <text:p>Tottenham Hotspur</text:p>
          </table:table-cell>
          <table:table-cell/>
          <table:table-cell table:style-name="ce1"/>
          <table:table-cell table:number-columns-repeated="1009"/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2"/>
          <table:table-cell/>
          <table:table-cell table:style-name="ce1" office:value-type="string">
            <text:p>Leicester City</text:p>
          </table:table-cell>
          <table:table-cell/>
          <table:table-cell table:style-name="ce2" office:value-type="string">
            <text:p>FC Chelsea</text:p>
          </table:table-cell>
          <table:table-cell/>
          <table:table-cell table:style-name="ce1"/>
          <table:table-cell table:number-columns-repeated="1009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2"/>
          <table:table-cell/>
          <table:table-cell table:style-name="ce1" office:value-type="string">
            <text:p>FC Chelsea</text:p>
          </table:table-cell>
          <table:table-cell/>
          <table:table-cell table:style-name="ce2" office:value-type="string">
            <text:p>FC Southampton</text:p>
          </table:table-cell>
          <table:table-cell table:number-columns-repeated="1011"/>
        </table:table-row>
        <table:table-row table:style-name="ro2"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1"/>
          <table:table-cell/>
          <table:table-cell table:style-name="ce2" office:value-type="string">
            <text:p>Wigan Athletic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/>
          <table:table-cell/>
          <table:table-cell table:style-name="ce2" office:value-type="string">
            <text:p>FC Southampton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2"/>
          <table:table-cell table:number-columns-repeated="1015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2"/>
          <table:table-cell table:number-columns-repeated="1015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1"/>
          <table:table-cell table:number-columns-repeated="1015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/>
          <table:table-cell table:number-columns-repeated="1015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2"/>
          <table:table-cell table:number-columns-repeated="1015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2"/>
          <table:table-cell table:number-columns-repeated="1015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1"/>
          <table:table-cell table:number-columns-repeated="1019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1"/>
          <table:table-cell table:number-columns-repeated="1019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2"/>
          <table:table-cell table:number-columns-repeated="1019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019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1"/>
          <table:table-cell table:number-columns-repeated="1019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1"/>
          <table:table-cell table:number-columns-repeated="1019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15.04.2018</text:date>, <text:time>13:16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2:44:15.90</meta:creation-date>
    <dc:date>2018-04-15T13:16:02.78</dc:date>
    <meta:editing-duration>PT31M47S</meta:editing-duration>
    <meta:editing-cycles>2</meta:editing-cycles>
    <meta:generator>OpenOffice/4.1.1$Win32 OpenOffice.org_project/411m6$Build-9775</meta:generator>
    <meta:document-statistic meta:table-count="3" meta:cell-count="20" meta:object-count="0"/>
  </office:meta>
</office:document-meta>
</file>